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08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titre : stem cells and regeneration</text:span></text:p>
      <text:p text:style-name="Standard">→<text:span text:style-name="T1"> titre 1 : regeneration in anima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23:48:12.532150252</meta:creation-date>
    <dc:date>2016-05-23T00:09:42.510015079</dc:date>
    <meta:editing-duration>PT1M9S</meta:editing-duration>
    <meta:editing-cycles>1</meta:editing-cycles>
    <meta:document-statistic meta:table-count="0" meta:image-count="0" meta:object-count="0" meta:page-count="1" meta:paragraph-count="2" meta:word-count="14" meta:character-count="72" meta:non-whitespace-character-count="60"/>
    <meta:generator>LibreOffice/5.1.2.2$Linux_X86_64 LibreOffice_project/10m0$Build-2</meta:generator>
  </office:meta>
</office:document-meta>
</file>